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Proza Libre light" svg:font-family="'Proza Libre light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>
      <style:paragraph-properties fo:margin-top="0in" fo:margin-bottom="0in" fo:line-height="90%"/>
    </style:style>
    <style:style style:name="P4" style:family="paragraph">
      <loext:graphic-properties draw:fill="none" draw:fill-color="#ffffff"/>
      <style:paragraph-properties fo:margin-top="0in" fo:margin-bottom="0in" fo:line-height="90%" style:writing-mode="lr-tb"/>
      <style:text-properties fo:color="#000000" style:font-name="Arial Black" fo:font-size="12pt" fo:language="en" fo:country="US" style:font-name-complex="Arial Black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635a51" style:font-name="Proza Libre light" fo:font-size="20pt" fo:language="en" fo:country="US" style:text-underline-style="none" fo:font-weight="bold" style:font-size-asian="20pt" style:font-weight-asian="bold" style:font-name-complex="Proza Libre light" style:font-size-complex="20pt" style:font-weight-complex="bold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in" fo:margin-bottom="0.028in" fo:line-height="95%" fo:text-align="justify"/>
    </style:style>
    <style:style style:name="P9" style:family="paragraph">
      <loext:graphic-properties draw:fill="none" draw:fill-color="#ffffff"/>
      <style:paragraph-properties fo:margin-top="0in" fo:margin-bottom="0.028in" fo:line-height="95%" fo:text-align="justify" style:writing-mode="lr-tb"/>
      <style:text-properties fo:color="#000000" style:font-name="Arial" fo:font-size="12pt" fo:letter-spacing="-0.0004in" fo:language="en" fo:country="US" style:font-size-asian="12pt" style:font-name-complex="Arial" style:font-size-complex="12pt"/>
    </style:style>
    <style:style style:name="P10" style:family="paragraph">
      <style:paragraph-properties fo:margin-top="0in" fo:margin-bottom="0in" fo:line-height="80%"/>
    </style:style>
    <style:style style:name="P11" style:family="paragraph">
      <loext:graphic-properties draw:fill="none" draw:fill-color="#ffffff"/>
      <style:paragraph-properties fo:margin-top="0in" fo:margin-bottom="0in" fo:line-height="80%" style:writing-mode="lr-tb"/>
      <style:text-properties style:font-name="Arial Black"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margin-top="0in" fo:margin-bottom="0in"/>
    </style:style>
    <style:style style:name="P13" style:family="paragraph">
      <loext:graphic-properties draw:fill="none" draw:fill-color="#ffffff"/>
      <style:paragraph-properties style:writing-mode="lr-tb"/>
      <style:text-properties fo:color="#84ccb2" style:font-name="Proza Libre light" fo:font-size="12pt" fo:language="en" fo:country="US" fo:font-weight="bold" style:font-size-asian="14pt" style:font-weight-asian="bold" style:font-name-complex="Proza Libre light" style:font-size-complex="15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line-height="90%" fo:text-align="start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84ccb2" style:font-name="Proza Libre light" fo:font-size="12pt" fo:language="en" fo:country="US" fo:font-weight="bold" style:font-size-asian="18pt" style:font-weight-asian="bold" style:font-name-complex="Proza Libre light" style:font-size-complex="15pt" style:font-weight-complex="bold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84ccb2" style:font-name="Proza Libre light" fo:font-size="18pt" fo:language="en" fo:country="US" fo:font-weight="bold" style:font-size-asian="18pt" style:font-weight-asian="bold" style:font-name-complex="Proza Libre light" style:font-size-complex="18pt" style:font-weight-complex="bold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000000" style:font-name="Proza Libre light" fo:font-size="12pt" fo:language="en" fo:country="US" fo:font-weight="bold" style:font-size-asian="18pt" style:font-weight-asian="bold" style:font-name-complex="Proza Libre light" style:font-size-complex="15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color="#000000" style:font-name="Arial Black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paragraph-properties style:writing-mode="lr-tb"/>
      <style:text-properties fo:color="#000000" style:font-name="Arial" fo:font-size="12pt" fo:language="en" fo:country="US" style:font-size-asian="12pt" style:font-name-complex="Open Sans" style:font-size-complex="12pt"/>
    </style:style>
    <style:style style:name="P22" style:family="paragraph">
      <style:paragraph-properties fo:line-height="80%"/>
    </style:style>
    <style:style style:name="P23" style:family="paragraph">
      <loext:graphic-properties draw:fill="none" draw:fill-color="#ffffff"/>
      <style:paragraph-properties fo:line-height="80%" style:writing-mode="lr-tb"/>
      <style:text-properties fo:color="#000000" style:font-name="Arial Black" fo:font-size="20pt" fo:language="en" fo:country="US" style:text-underline-style="solid" style:text-underline-width="auto" style:text-underline-color="font-color" fo:font-weight="bold" style:font-size-asian="20pt" style:font-weight-asian="bold" style:font-name-complex="Proza Libre light" style:font-size-complex="20pt" style:font-weight-complex="bold"/>
    </style:style>
    <style:style style:name="P24" style:family="paragraph">
      <loext:graphic-properties draw:fill="solid" draw:fill-color="#9ed6c2"/>
      <style:paragraph-properties fo:text-align="start"/>
      <style:text-properties fo:font-size="18pt"/>
    </style:style>
    <style:style style:name="T1" style:family="text">
      <style:text-properties fo:color="#000000" style:font-name="Arial" fo:font-size="14pt" fo:language="en" fo:country="US" fo:font-weight="bold" style:font-size-asian="14pt" style:font-weight-asian="bold" style:font-name-complex="Arial Black" style:font-size-complex="14pt" style:font-weight-complex="bold"/>
    </style:style>
    <style:style style:name="T2" style:family="text">
      <style:text-properties fo:color="#000000" style:font-name="Arial" fo:font-size="8pt" fo:language="en" fo:country="US" fo:font-weight="bold" style:font-size-asian="8pt" style:font-weight-asian="bold" style:font-name-complex="Arial Black" style:font-size-complex="8pt" style:font-weight-complex="bold"/>
    </style:style>
    <style:style style:name="T3" style:family="text">
      <style:text-properties fo:color="#000000" style:font-name="Open Sans" fo:font-size="12pt" fo:language="en" fo:country="US" style:font-name-complex="Open Sans" style:font-size-complex="12pt"/>
    </style:style>
    <style:style style:name="T4" style:family="text">
      <style:text-properties fo:color="#000000" style:font-name="Open Sans" fo:font-size="8pt" fo:language="en" fo:country="US" style:font-size-asian="8pt" style:font-name-complex="Open Sans" style:font-size-complex="8pt" style:font-weight-complex="bold"/>
    </style:style>
    <style:style style:name="T5" style:family="text">
      <style:text-properties fo:color="#000000" style:font-name="Open Sans" fo:font-size="12pt" fo:language="en" fo:country="US" style:font-size-asian="8pt" style:font-name-complex="Open Sans" style:font-size-complex="12pt" style:font-weight-complex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style:font-name="Arial" fo:font-size="8pt" style:text-underline-style="none" fo:font-weight="normal" style:font-size-asian="8pt" style:font-weight-asian="normal" style:font-size-complex="8pt" style:font-weight-complex="normal"/>
    </style:style>
    <style:style style:name="T11" style:family="text"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color="#000000" style:font-name="Arial" fo:font-size="8pt" style:text-underline-style="none" fo:font-weight="normal" style:font-size-asian="8pt" style:font-weight-asian="normal" style:font-name-complex="Tahoma" style:font-size-complex="8pt" style:font-weight-complex="normal"/>
    </style:style>
    <style:style style:name="T13" style:family="text">
      <style:text-properties fo:color="#000000" style:font-name="Arial" fo:font-size="12pt" style:text-underline-style="solid" style:text-underline-width="auto" style:text-underline-color="font-color" fo:font-weight="bold" style:font-size-asian="12pt" style:font-weight-asian="bold" style:font-name-complex="Tahoma" style:font-size-complex="12pt" style:font-weight-complex="bold"/>
    </style:style>
    <style:style style:name="T14" style:family="text">
      <style:text-properties fo:color="#000000" style:font-name="Arial" fo:font-size="12pt" style:text-underline-style="none" fo:font-weight="normal" style:font-size-asian="12pt" style:font-weight-asian="normal" style:font-name-complex="Tahoma" style:font-size-complex="12pt" style:font-weight-complex="normal"/>
    </style:style>
    <style:style style:name="T15" style:family="text">
      <style:text-properties fo:color="#000000" style:font-name="Arial Black" fo:font-size="20pt" fo:language="en" fo:country="US" style:text-underline-style="none" fo:font-weight="bold" style:font-size-asian="20pt" style:font-weight-asian="bold" style:font-name-complex="Proza Libre light" style:font-size-complex="20pt" style:font-weight-complex="bold"/>
    </style:style>
    <style:style style:name="T16" style:family="text">
      <style:text-properties fo:color="#000000" style:font-name="Arial Black" fo:font-size="20pt" fo:letter-spacing="-0.0071in" fo:language="en" fo:country="US" fo:font-weight="bold" style:font-size-asian="20pt" style:font-weight-asian="bold" style:font-name-complex="Arial" style:font-size-complex="20pt" style:font-weight-complex="bold"/>
    </style:style>
    <style:style style:name="T17" style:family="text">
      <style:text-properties fo:color="#000000" style:font-name="Arial" fo:font-size="12pt" fo:letter-spacing="-0.0071in" fo:language="en" fo:country="US" style:font-size-asian="12pt" style:font-name-complex="Arial" style:font-size-complex="12pt"/>
    </style:style>
    <style:style style:name="T18" style:family="text">
      <style:text-properties fo:color="#000000" style:font-name="Arial" fo:font-size="8pt" fo:letter-spacing="-0.0071in" fo:language="en" fo:country="US" style:font-size-asian="8pt" style:font-name-complex="Arial" style:font-size-complex="8pt"/>
    </style:style>
    <style:style style:name="T19" style:family="text">
      <style:text-properties fo:color="#000000" style:font-name="Arial Black" fo:font-size="22pt" fo:language="en" fo:country="US" fo:font-weight="bold" style:font-size-asian="22pt" style:font-weight-asian="bold" style:font-name-complex="Proza Libre light" style:font-size-complex="22pt" style:font-weight-complex="bold"/>
    </style:style>
    <style:style style:name="T20" style:family="text">
      <style:text-properties fo:color="#000000" style:font-name="Arial Black" fo:font-size="28pt" fo:language="en" fo:country="US" fo:font-weight="bold" style:font-size-asian="28pt" style:font-weight-asian="bold" style:font-name-complex="Proza Libre light" style:font-size-complex="28pt" style:font-weight-complex="bold"/>
    </style:style>
    <style:style style:name="T21" style:family="text">
      <style:text-properties fo:color="#000000" style:font-name="Arial Black" fo:font-size="12pt" fo:language="en" fo:country="US" fo:font-weight="bold" style:font-size-asian="12pt" style:font-weight-asian="bold" style:font-name-complex="Proza Libre light" style:font-size-complex="12pt" style:font-weight-complex="bold"/>
    </style:style>
    <style:style style:name="T22" style:family="text">
      <style:text-properties fo:color="#000000" style:font-name="Arial" fo:font-size="12pt" fo:language="en" fo:country="US" fo:font-weight="normal" style:font-size-asian="12pt" style:font-weight-asian="normal" style:font-name-complex="Proza Libre light" style:font-size-complex="12pt" style:font-weight-complex="normal"/>
    </style:style>
    <style:style style:name="T23" style:family="text">
      <style:text-properties fo:color="#000000" style:font-name="Arial Black" fo:font-size="8pt" fo:language="en" fo:country="US" fo:font-weight="bold" style:font-size-asian="8pt" style:font-weight-asian="bold" style:font-name-complex="Proza Libre light" style:font-size-complex="8pt" style:font-weight-complex="bold"/>
    </style:style>
    <style:style style:name="T24" style:family="text">
      <style:text-properties fo:color="#000000" style:font-name="Arial Black1" fo:font-size="12pt" fo:language="en" fo:country="US" fo:font-weight="bold" style:font-size-asian="12pt" style:font-weight-asian="bold" style:font-name-complex="Proza Libre light" style:font-size-complex="12pt" style:font-weight-complex="bold"/>
    </style:style>
    <style:style style:name="T25" style:family="text">
      <style:text-properties fo:color="#000000" style:font-name="Arial" fo:font-size="8pt" fo:language="en" fo:country="US" fo:font-weight="normal" style:font-size-asian="8pt" style:font-weight-asian="normal" style:font-name-complex="Proza Libre light" style:font-size-complex="8pt" style:font-weight-complex="normal"/>
    </style:style>
    <style:style style:name="T26" style:family="text">
      <style:text-properties fo:color="#000000" style:font-name="Arial Black" fo:font-size="14pt" fo:language="en" fo:country="US" fo:font-weight="bold" style:font-size-asian="14pt" style:font-weight-asian="bold" style:font-name-complex="Proza Libre light" style:font-size-complex="14pt" style:font-weight-complex="bold"/>
    </style:style>
    <style:style style:name="T27" style:family="text">
      <style:text-properties fo:color="#000000" style:font-name="Arial" fo:font-size="8pt" fo:language="en" fo:country="US" style:text-underline-style="solid" style:text-underline-width="auto" style:text-underline-color="font-color" fo:font-weight="bold" style:font-size-asian="8pt" style:font-weight-asian="bold" style:font-name-complex="Proza Libre light" style:font-size-complex="8pt" style:font-weight-complex="bold"/>
    </style:style>
    <style:style style:name="T28" style:family="text">
      <style:text-properties fo:color="#000000"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29" style:family="text">
      <style:text-properties fo:color="#000000" style:font-name="Arial"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30" style:family="text">
      <style:text-properties fo:color="#000000" style:font-name="Arial" fo:font-size="8pt" fo:language="en" fo:country="US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31" style:family="text">
      <style:text-properties fo:color="#000000" style:font-name="Arial" fo:font-size="8pt" fo:language="en" fo:country="US" fo:font-weight="normal" style:font-size-asian="8pt" style:font-weight-asian="normal" style:font-name-complex="Arial" style:font-size-complex="8pt" style:font-weight-complex="normal"/>
    </style:style>
    <style:style style:name="T32" style:family="text">
      <style:text-properties fo:color="#000000"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Proza Libre light" style:font-size-complex="12pt" style:font-weight-complex="bold"/>
    </style:style>
    <style:style style:name="T33" style:family="text">
      <style:text-properties fo:color="#000000" style:font-name="Arial" fo:font-size="8pt" fo:language="en" fo:country="US" fo:font-weight="bold" style:font-size-asian="8pt" style:font-weight-asian="bold" style:font-name-complex="Proza Libre light" style:font-size-complex="8pt" style:font-weight-complex="bold"/>
    </style:style>
    <style:style style:name="T34" style:family="text">
      <style:text-properties fo:color="#000000" style:font-name="Arial" fo:font-size="14pt" fo:language="en" fo:country="US" style:text-underline-style="none" fo:font-weight="bold" style:font-size-asian="14pt" style:font-weight-asian="bold" style:font-name-complex="Arial" style:font-size-complex="14pt" style:font-weight-complex="bold"/>
    </style:style>
    <style:style style:name="T35" style:family="text">
      <style:text-properties fo:color="#000000" style:font-name="Arial" fo:font-size="12pt" fo:language="en" fo:country="US" fo:font-weight="normal" style:font-size-asian="12pt" style:font-weight-asian="normal" style:font-name-complex="Arial Black" style:font-size-complex="12pt" style:font-weight-complex="normal"/>
    </style:style>
    <style:style style:name="T36" style:family="text">
      <style:text-properties fo:color="#000000" style:font-name="Arial" fo:font-size="12pt" fo:language="en" fo:country="US" fo:font-weight="normal" style:font-size-asian="12pt" style:font-weight-asian="normal" style:font-name-complex="Open Sans Light" style:font-size-complex="12pt" style:font-weight-complex="normal"/>
    </style:style>
    <style:style style:name="T37" style:family="text">
      <style:text-properties fo:color="#000000" style:font-name="Arial" fo:font-size="8pt" fo:language="en" fo:country="US" fo:font-weight="normal" style:font-size-asian="8pt" style:font-weight-asian="normal" style:font-name-complex="Open Sans Light" style:font-size-complex="8pt" style:font-weight-complex="normal"/>
    </style:style>
    <style:style style:name="T38" style:family="text">
      <style:text-properties fo:color="#000000"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39" style:family="text">
      <style:text-properties fo:color="#000000" style:font-name="Arial Black" fo:font-size="20pt" fo:language="en" fo:country="US" fo:font-weight="bold" style:font-size-asian="20pt" style:font-weight-asian="bold" style:font-name-complex="Proza Libre light" style:font-size-complex="20pt" style:font-weight-complex="bold"/>
    </style:style>
    <style:style style:name="T40" style:family="text">
      <style:text-properties style:font-name="Arial Black" fo:font-size="20pt" fo:font-weight="bold" style:font-size-asian="20pt" style:font-weight-asian="bold" style:font-size-complex="20pt" style:font-weight-complex="bold"/>
    </style:style>
    <style:style style:name="T41" style:family="text">
      <style:text-properties fo:color="#000000" style:font-name="Arial" fo:font-size="12pt" fo:language="en" fo:country="US" style:font-size-asian="12pt" style:font-name-complex="Open Sans" style:font-size-complex="12pt"/>
    </style:style>
    <style:style style:name="T42" style:family="text">
      <style:text-properties fo:color="#000000" style:font-name="Arial Black" fo:font-size="20pt" fo:language="en" fo:country="US" style:text-underline-style="solid" style:text-underline-width="auto" style:text-underline-color="font-color" fo:font-weight="bold" style:font-size-asian="20pt" style:font-weight-asian="bold" style:font-name-complex="Proza Libre light" style:font-size-complex="20pt" style:font-weight-complex="bold"/>
    </style:style>
    <style:style style:name="gr1" style:family="graphic">
      <style:graphic-properties draw:stroke="none" svg:stroke-color="#000000" draw:fill="none" draw:fill-color="#ffffff" fo:min-height="1.7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417in" svg:stroke-color="#000000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29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2.8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7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9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3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4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5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.2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3.4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6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in" draw:fill="solid" draw:fill-color="#9ed6c2" draw:textarea-vertical-align="top" draw:auto-grow-height="false" fo:min-height="10.902in" fo:min-width="3.0118in" fo:padding-top="0.0492in" fo:padding-bottom="0.0492in" fo:padding-left="0.0984in" fo:padding-right="0.0984in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417in" svg:stroke-color="#ffffff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29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in" draw:fill="none" draw:textarea-vertical-align="top" draw:auto-grow-height="false" fo:min-height="0.2862in" fo:min-width="4.6965in" fo:padding-top="0.05in" fo:padding-bottom="0.05in" fo:padding-left="0.1in" fo:padding-right="0.1in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Text Box 17" draw:style-name="gr19" draw:text-style-name="P7" svg:width="4.8961in" svg:height="0.3858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Rectangle 64_0" draw:style-name="gr17" draw:text-style-name="P24" svg:width="3.2087in" svg:height="11.0004in" svg:x="-1.0835in" svg:y="-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3" draw:name="Shape4_0" draw:style-name="gr16" draw:text-style-name="P23" svg:width="3.0634in" svg:height="0.6276in" svg:x="-5.7827in" svg:y="-0.0618in"><draw:text-box><text:p text:style-name="P22"><text:span text:style-name="T42">Développeur de jeu</text:span></text:p></draw:text-box></draw:frame><draw:frame text:anchor-type="paragraph" draw:z-index="6" draw:name="Shape9_0" draw:style-name="gr13" draw:text-style-name="P19" svg:width="4.7398in" svg:height="0.5835in" svg:x="-2.5744in" svg:y="-0.5201in"><draw:text-box><text:p><text:span text:style-name="T39">Projets personnels</text:span></text:p></draw:text-box></draw:frame><draw:frame text:anchor-type="paragraph" draw:z-index="7" draw:name="Shape10_0" draw:style-name="gr12" draw:text-style-name="P18" svg:width="4.926in" svg:height="1.5504in" svg:x="-2.5752in" svg:y="0in"><draw:text-box><text:p text:style-name="P14"><text:span text:style-name="T26">MV VERSUS Z </text:span><text:span text:style-name="T26"><text:tab/></text:span><text:span text:style-name="T26"><text:tab/></text:span><text:span text:style-name="T26">(Nov 2021- Jan 2022)</text:span></text:p><text:p text:style-name="P14"><text:span text:style-name="T33"/></text:p><text:p text:style-name="P15"><text:span text:style-name="T28">Projet:</text:span><text:span text:style-name="T34"> </text:span><text:span text:style-name="T22"><text:a xlink:href="https://github.com/morijin047/MvFighters" xlink:type="simple">https://github.com/morijin047/MvFighters</text:a></text:span><text:span text:style-name="T29"><text:s/></text:span><text:span text:style-name="T35"><text:s/></text:span><text:span text:style-name="T36"><text:s/></text:span></text:p><text:p text:style-name="P15"><text:span text:style-name="T37"/></text:p><text:p text:style-name="P15"><text:span text:style-name="T28">Description:</text:span><text:span text:style-name="T34"> </text:span><text:span text:style-name="T38">Construit en solo un jeu de combat 2.5D avec du jeu en ligne.</text:span></text:p><text:p text:style-name="P15"><text:span text:style-name="T30"/></text:p><text:p text:style-name="P15"><text:span text:style-name="T28">Logiciel</text:span><text:span text:style-name="T32">:</text:span><text:span text:style-name="T22"> Unity, Rider/Visual Studio, TRELO, JIRA, GITHUB.</text:span></text:p></draw:text-box></draw:frame><draw:frame text:anchor-type="paragraph" draw:z-index="13" draw:name="Shape3_1" draw:style-name="gr6" draw:text-style-name="P11" svg:width="2.8551in" svg:height="0.9169in" svg:x="-5.8134in" svg:y="-0.9165in"><draw:text-box><text:p text:style-name="P10"><text:span text:style-name="T19">Alex </text:span></text:p><text:p text:style-name="P10"><text:span text:style-name="T19">Monchez-Castillo</text:span><text:span text:style-name="T20"> </text:span></text:p></draw:text-box></draw:frame></text:p>
      <text:p text:style-name="P1"><draw:frame text:anchor-type="paragraph" draw:z-index="14" draw:name="Shape8_0" draw:style-name="gr5" draw:text-style-name="P9" svg:width="2.6807in" svg:height="2.8157in" svg:x="-5.7783in" svg:y="1.802in"><draw:text-box><text:p text:style-name="P8"><text:span text:style-name="T16">Résumé</text:span></text:p><text:p text:style-name="P8"><text:span text:style-name="T17">J'ai entrepris des études intensives en informatique et en développement de jeux à l'ISI pour me qualifier pour une carrière dans ces domaines. J'ai réalisé plusieurs projets seul et en équipe pendant mes journées d'apprentissage.</text:span></text:p><text:p text:style-name="P8"><text:span text:style-name="T17"/></text:p><text:p text:style-name="P8"><text:span text:style-name="T17">Je suis motivé, créatif, efficace, polyvalent, avec un grand sens de l'autonomie. Je m'adapte facilement à différentes situations.</text:span></text:p><text:p text:style-name="P8"><text:span text:style-name="T18"/></text:p><text:p text:style-name="P8"><text:span text:style-name="T17">Plat 4 hardstuck.</text:span></text:p></draw:text-box></draw:frame><draw:line text:anchor-type="paragraph" draw:z-index="1" draw:name="Straight Connector 32" draw:style-name="gr18" draw:text-style-name="P7" svg:x1="-5.9177in" svg:y1="0.148in" svg:x2="-2.75in" svg:y2="0.1252in"><text:p/></draw:line><draw:frame text:anchor-type="paragraph" draw:z-index="5" draw:name="Shape1_1" draw:style-name="gr14" draw:text-style-name="P20" svg:width="2.7295in" svg:height="1.2122in" svg:x="-5.7783in" svg:y="4.6173in"><draw:text-box><text:p><text:span text:style-name="T40">Langues </text:span></text:p><text:p><text:span text:style-name="T11">Parlé + Écrit :</text:span></text:p><text:p><text:span text:style-name="T9">-Anglais</text:span></text:p><text:p><text:span text:style-name="T9">-Français</text:span></text:p><text:p><text:span text:style-name="T9">-Espagnol</text:span></text:p></draw:text-box></draw:frame><draw:frame text:anchor-type="paragraph" draw:z-index="4" draw:name="Shape6" draw:style-name="gr15" draw:text-style-name="P21" svg:width="2.9276in" svg:height="3.4594in" svg:x="-5.7783in" svg:y="5.7398in"><draw:text-box><text:p><text:span text:style-name="T39">COMPÉTENCES</text:span></text:p><text:p><text:span text:style-name="T41">- C#</text:span><text:span text:style-name="T41"><text:tab/></text:span><text:span text:style-name="T41"><text:tab/></text:span><text:span text:style-name="T41"><text:tab/></text:span><text:span text:style-name="T41">-C++</text:span></text:p><text:p><text:span text:style-name="T41">-Unity</text:span><text:span text:style-name="T41"><text:tab/></text:span><text:span text:style-name="T41"><text:tab/></text:span><text:span text:style-name="T41"><text:tab/></text:span><text:span text:style-name="T41">-Visual Studio</text:span></text:p><text:p><text:span text:style-name="T41">-Rider</text:span><text:span text:style-name="T41"><text:tab/></text:span><text:span text:style-name="T41"><text:tab/></text:span><text:span text:style-name="T41"><text:tab/></text:span><text:span text:style-name="T41">-SDL</text:span><text:span text:style-name="T41"><text:tab/></text:span><text:span text:style-name="T41"><text:tab/></text:span></text:p><text:p><text:span text:style-name="T41">-OPENGL</text:span><text:span text:style-name="T41"><text:tab/></text:span><text:span text:style-name="T41"><text:tab/></text:span><text:span text:style-name="T41">-Github</text:span></text:p><text:p><text:span text:style-name="T41">-Jira</text:span><text:span text:style-name="T41"><text:tab/></text:span><text:span text:style-name="T41"><text:tab/></text:span><text:span text:style-name="T41"><text:tab/></text:span><text:span text:style-name="T41">-Trelo</text:span><text:span text:style-name="T41"><text:tab/></text:span></text:p><text:p><text:span text:style-name="T41">-Singletons</text:span><text:span text:style-name="T41"><text:tab/></text:span><text:span text:style-name="T41"><text:tab/></text:span><text:span text:style-name="T41">-Delegates</text:span></text:p><text:p><text:span text:style-name="T41">-Sprint</text:span><text:span text:style-name="T41"><text:tab/></text:span><text:span text:style-name="T41"><text:tab/></text:span><text:span text:style-name="T41"><text:tab/></text:span><text:span text:style-name="T41">-Agile Scrum</text:span></text:p><text:p><text:span text:style-name="T41">-AI</text:span><text:span text:style-name="T41"><text:tab/></text:span><text:span text:style-name="T41"><text:tab/></text:span><text:span text:style-name="T41"><text:tab/></text:span><text:span text:style-name="T41">-Netbeans</text:span></text:p><text:p><text:span text:style-name="T41">-Java</text:span><text:span text:style-name="T41"><text:tab/></text:span><text:span text:style-name="T41"><text:tab/></text:span><text:span text:style-name="T41"><text:tab/></text:span><text:span text:style-name="T41">-Eclipse</text:span></text:p><text:p><text:span text:style-name="T41">-Blender</text:span><text:span text:style-name="T41"><text:tab/></text:span><text:span text:style-name="T41"><text:tab/></text:span><text:span text:style-name="T41">-Python</text:span></text:p><text:p><text:span text:style-name="T41">-Unreal Engine 4</text:span><text:span text:style-name="T41"><text:tab/></text:span><text:span text:style-name="T41">-Photoshop <text:s text:c="7"/></text:span></text:p><text:p><text:span text:style-name="T41">-TypeScript</text:span><text:span text:style-name="T41"><text:tab/></text:span><text:span text:style-name="T41"><text:tab/></text:span><text:span text:style-name="T41">-JavaScript</text:span></text:p><text:p><text:span text:style-name="T41">-HTML</text:span><text:span text:style-name="T41"><text:tab/></text:span><text:span text:style-name="T41"><text:tab/></text:span><text:span text:style-name="T41">-CSS</text:span><text:span text:style-name="T41"><text:tab/></text:span></text:p><text:p><text:span text:style-name="T41">-JSON</text:span><text:span text:style-name="T41"><text:tab/></text:span><text:span text:style-name="T41"><text:tab/></text:span><text:span text:style-name="T41">-Modding</text:span></text:p><text:p><text:span text:style-name="T41">-User Interface Design</text:span></text:p><text:p><text:span text:style-name="T41"><text:tab/></text:span><text:span text:style-name="T41"> <text:s text:c="2"/></text:span></text:p></draw:text-box></draw:frame><draw:frame text:anchor-type="paragraph" draw:z-index="8" draw:name="Shape11" draw:style-name="gr11" draw:text-style-name="P17" svg:width="4.9752in" svg:height="1.4587in" svg:x="-2.6055in" svg:y="1.0819in"><draw:text-box><text:p text:style-name="P14"><text:span text:style-name="T26">Captain Cure </text:span><text:span text:style-name="T26"><text:tab/></text:span><text:span text:style-name="T26"><text:tab/></text:span><text:span text:style-name="T26"><text:tab/></text:span><text:span text:style-name="T26">(Oct 2021- Oct 2021)</text:span></text:p><text:p text:style-name="P14"><text:span text:style-name="T23"/></text:p><text:p text:style-name="P15"><text:span text:style-name="T28">Projet:</text:span><text:span text:style-name="T29"> </text:span><text:span text:style-name="T22"><text:a xlink:href="https://github.com/morijin047/CaptainCure" xlink:type="simple">https://github.com/morijin047/CaptainCure</text:a></text:span></text:p><text:p text:style-name="P15"><text:span text:style-name="T25"/></text:p><text:p text:style-name="P15"><text:span text:style-name="T28">Description:</text:span><text:span text:style-name="T29"> Jeu de Parkour avec des élements de survie, d’horreur ainsi que du terrain et des enemies difficile à surmonter.</text:span></text:p><text:p text:style-name="P15"><text:span text:style-name="T31"/></text:p><text:p text:style-name="P15"><text:span text:style-name="T28">Logiciel</text:span><text:span text:style-name="T32">:</text:span><text:span text:style-name="T22"> Unity, Visual Studio, JIRA, BITCKET.</text:span></text:p></draw:text-box></draw:frame><draw:frame text:anchor-type="paragraph" draw:z-index="9" draw:name="Shape12" draw:style-name="gr10" draw:text-style-name="P16" svg:width="5.2087in" svg:height="1.3213in" svg:x="-2.6055in" svg:y="2.5402in"><draw:text-box><text:p text:style-name="P14"><text:span text:style-name="T26">BattleGrounds </text:span><text:span text:style-name="T26"><text:tab/></text:span><text:span text:style-name="T26"><text:tab/></text:span><text:span text:style-name="T26">(Sept 2021-Sept 2021)</text:span></text:p><text:p text:style-name="P14"><text:span text:style-name="T27"/></text:p><text:p text:style-name="P15"><text:span text:style-name="T28">Projet:</text:span><text:span text:style-name="T29"> </text:span><text:span text:style-name="T22"><text:a xlink:href="https://github.com/morijin047/Battlegrounds" xlink:type="simple">https://github.com/morijin047/Battlegrounds</text:a></text:span></text:p><text:p text:style-name="P15"><text:span text:style-name="T30"/></text:p><text:p text:style-name="P15"><text:span text:style-name="T28">Description:</text:span><text:span text:style-name="T29"> Arène de combat FPS à écran partagé pour 2 joueurs.</text:span></text:p><text:p text:style-name="P15"><text:span text:style-name="T31"/></text:p><text:p text:style-name="P15"><text:span text:style-name="T28">Logiciel:</text:span><text:span text:style-name="T29"> SDL, OPENGL, Visual Studio, TRELO, BITCKET.</text:span></text:p></draw:text-box></draw:frame><draw:line text:anchor-type="paragraph" draw:z-index="15" draw:name="Straight Connector 32_0" draw:style-name="gr4" draw:text-style-name="P7" svg:x1="-2.7713in" svg:y1="3.7642in" svg:x2="2.5508in" svg:y2="3.7642in"><text:p/></draw:line><draw:frame text:anchor-type="paragraph" draw:z-index="10" draw:name="Shape13" draw:style-name="gr9" draw:text-style-name="P6" svg:width="4.6567in" svg:height="0.4795in" svg:x="-2.6055in" svg:y="3.8055in"><draw:text-box><text:p><text:span text:style-name="T15">Éducation</text:span></text:p></draw:text-box></draw:frame><draw:frame text:anchor-type="paragraph" draw:z-index="11" draw:name="Shape14" draw:style-name="gr8" draw:text-style-name="P13" svg:width="4.8543in" svg:height="0.9394in" svg:x="-2.6055in" svg:y="4.2846in"><draw:text-box><text:p><text:span text:style-name="T24">Développement de jeux-vidéo (2020–21)</text:span></text:p><text:p text:style-name="P12"><text:span text:style-name="T25"/></text:p><text:p text:style-name="P12"><text:span text:style-name="T22">Institut Supérieur D’Informatique, Attestation d'études collégiales. Montréal</text:span></text:p><text:p text:style-name="P12"><text:span text:style-name="T22"/></text:p></draw:text-box></draw:frame><draw:frame text:anchor-type="paragraph" draw:z-index="12" draw:name="Shape14_0" draw:style-name="gr7" draw:text-style-name="P13" svg:width="5.2087in" svg:height="0.7768in" svg:x="-2.6055in" svg:y="5.1028in"><draw:text-box><text:p><text:span text:style-name="T21">Science Nature et Technique de l’informatique</text:span><text:span text:style-name="T22"> </text:span><text:span text:style-name="T21">(2015–19)</text:span></text:p><text:p><text:span text:style-name="T23"/></text:p><text:p text:style-name="P12"><text:span text:style-name="T22">College Ahuntsic, Attestation d'études collégiales. Montreal.</text:span></text:p><text:p text:style-name="P12"><text:span text:style-name="T22"/></text:p></draw:text-box></draw:frame><draw:line text:anchor-type="paragraph" draw:z-index="16" draw:name="Straight Connector 32_1" draw:style-name="gr4" draw:text-style-name="P7" svg:x1="-2.7193in" svg:y1="5.7291in" svg:x2="2.6028in" svg:y2="5.7291in"><text:p/></draw:line><draw:frame text:anchor-type="paragraph" draw:z-index="17" draw:name="Shape13_0" draw:style-name="gr3" draw:text-style-name="P6" svg:width="4.4134in" svg:height="0.7843in" svg:x="-2.6055in" svg:y="5.7398in"><draw:text-box><text:p><text:span text:style-name="T15">Accomplissement personnel</text:span></text:p></draw:text-box></draw:frame><draw:frame text:anchor-type="paragraph" draw:z-index="18" draw:name="Shape15" draw:style-name="gr2" draw:text-style-name="P5" svg:width="4.8843in" svg:height="3.3232in" svg:x="-2.6055in" svg:y="6.239in"><draw:text-box><text:p><text:span text:style-name="T8">Programmes d’études internationale:</text:span><text:span text:style-name="T9"> Diplômé du lycée HB en 2014 dans le cadre du célèbre PEI proposé par l'IB.</text:span></text:p><text:p><text:span text:style-name="T10"/></text:p><text:p><text:span text:style-name="T8">Président du Club de Jeux-Vidéo:</text:span><text:span text:style-name="T9"> Responsable de plus de 60 membres, des finances du club et de la délégation de 5 à 10 autres dirigeants de club pendant 3 ans.</text:span></text:p><text:p><text:span text:style-name="T10"/></text:p><text:p><text:span text:style-name="T8">1ère place Tournoi de jeu de combat</text:span><text:span text:style-name="T11">:</text:span><text:span text:style-name="T9"> Tournoi de 40 personnes à OTAKUTHON 2015.</text:span></text:p><text:p><text:span text:style-name="T10"/></text:p><text:p><text:span text:style-name="T8">Expérience en Modding</text:span><text:span text:style-name="T9">: Création de &lt;&lt;build&gt;&gt; personalisé pour Smash Wii U et Sonic Robo Blast 2 Kart.</text:span></text:p><text:p><text:span text:style-name="T10"/></text:p><text:p><text:span text:style-name="T8">Bénévole:</text:span><text:span text:style-name="T9"> Divers organismes tels que « Société canadienne du cancer » et « Je m'exprime-je crée » pendant 5 ans.</text:span></text:p><text:p><text:span text:style-name="T12"/></text:p><text:p><text:span text:style-name="T13">Préposé à l’entretient :</text:span><text:span text:style-name="T14"> <text:s/>Travail à l'écocentre de St-Michel pendant 3 ans. J'ai dû faire respecter la loi aux citoyens et nettoyer le terrain en équipe de 5-6.</text:span></text:p></draw:text-box></draw:frame><draw:frame text:anchor-type="paragraph" draw:z-index="19" draw:name="Shape2" draw:style-name="gr1" draw:text-style-name="P4" svg:width="2.8232in" svg:height="1.7398in" svg:x="-5.7783in" svg:y="0.2528in"><draw:text-box><text:p text:style-name="P3"><text:span text:style-name="T1">Montreal, QC</text:span></text:p><text:p text:style-name="P3"><text:span text:style-name="T2"/></text:p><text:p text:style-name="P3"><text:span text:style-name="T1">(438) 815-7158</text:span></text:p><text:p text:style-name="P3"><text:span text:style-name="T2"/></text:p><text:p text:style-name="P3"><text:span text:style-name="T3"><text:a xlink:href="mailto:alex.mcastillo047@gmail.com" xlink:type="simple">alex.mcastillo047@gmail.com</text:a></text:span></text:p><text:p text:style-name="P3"><text:span text:style-name="T4"/></text:p><text:p text:style-name="P3"><text:span text:style-name="T5"><text:a xlink:href="https://github.com/morijin047/" xlink:type="simple">https://github.com/morijin047/</text:a></text:span></text:p><text:p text:style-name="P3"><text:span text:style-name="T6"/></text:p><text:p text:style-name="P3"><text:span text:style-name="T7"><text:a xlink:href="https://www.linkedin.com/in/alexcastillo047/" xlink:type="simple">https://www.linkedin.com/in/alexcastillo047/</text:a>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Proza Libre light" svg:font-family="'Proza Libre light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2" style:font-size-asian="10pt" style:language-asian="en" style:country-asian="GB" style:font-name-complex="Arial2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letter-kerning="false" style:font-name-asian="Calibri2" style:font-size-asian="10pt" style:language-asian="en" style:country-asian="GB" style:font-name-complex="Arial2" style:font-size-complex="10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©Freesumes.com</meta:initial-creator>
    <meta:editing-cycles>20</meta:editing-cycles>
    <meta:creation-date>2018-04-04T12:37:00</meta:creation-date>
    <dc:date>2021-12-18T12:14:56.660000000</dc:date>
    <meta:editing-duration>PT1H47M15S</meta:editing-duration>
    <meta:generator>LibreOffice/6.4.1.2$Windows_X86_64 LibreOffice_project/4d224e95b98b138af42a64d84056446d09082932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